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2cm"/>
    </style:style>
    <style:style style:name="Table1.B" style:family="table-column">
      <style:table-column-properties style:column-width="3.965cm"/>
    </style:style>
    <style:style style:name="Table1.C" style:family="table-column">
      <style:table-column-properties style:column-width="7.41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026cm" table:align="left"/>
    </style:style>
    <style:style style:name="Table2.A" style:family="table-column">
      <style:table-column-properties style:column-width="3.948cm"/>
    </style:style>
    <style:style style:name="Table2.B" style:family="table-column">
      <style:table-column-properties style:column-width="9.07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531cm" table:align="left"/>
    </style:style>
    <style:style style:name="Table3.A" style:family="table-column">
      <style:table-column-properties style:column-width="2.418cm"/>
    </style:style>
    <style:style style:name="Table3.B" style:family="table-column">
      <style:table-column-properties style:column-width="9.11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6c00b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Heading_20_1">
      <style:text-properties fo:language="es" fo:country="ES"/>
    </style:style>
    <style:style style:name="P4" style:family="paragraph" style:parent-style-name="Heading_20_2">
      <style:text-properties fo:language="es" fo:country="ES"/>
    </style:style>
    <style:style style:name="P5" style:family="paragraph" style:parent-style-name="Heading_20_2">
      <style:text-properties fo:language="es" fo:country="ES" officeooo:paragraph-rsid="0006c00b"/>
    </style:style>
    <style:style style:name="P6" style:family="paragraph" style:parent-style-name="Heading_20_3">
      <style:text-properties fo:language="es" fo:country="ES"/>
    </style:style>
    <style:style style:name="P7" style:family="paragraph" style:parent-style-name="Horizontal_20_Line">
      <style:text-properties fo:language="es" fo:country="ES"/>
    </style:style>
    <style:style style:name="P8" style:family="paragraph" style:parent-style-name="Horizontal_20_Line">
      <style:text-properties fo:language="es" fo:country="ES" officeooo:paragraph-rsid="0006c00b"/>
    </style:style>
    <style:style style:name="P9" style:family="paragraph" style:parent-style-name="Quotations">
      <style:text-properties fo:language="es" fo:country="ES"/>
    </style:style>
    <style:style style:name="P10" style:family="paragraph" style:parent-style-name="Table_20_Contents">
      <style:text-properties fo:language="es" fo:country="ES"/>
    </style:style>
    <style:style style:name="P11" style:family="paragraph" style:parent-style-name="Table_20_Heading">
      <style:text-properties fo:language="es" fo:country="ES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5"/>
    <style:style style:name="P16" style:family="paragraph" style:parent-style-name="Text_20_body">
      <style:text-properties fo:language="es" fo:country="ES"/>
    </style:style>
    <style:style style:name="P17" style:family="paragraph" style:parent-style-name="Text_20_body" style:list-style-name="L1">
      <style:text-properties fo:language="es" fo:country="ES"/>
    </style:style>
    <style:style style:name="P18" style:family="paragraph" style:parent-style-name="Text_20_body" style:list-style-name="L2">
      <style:text-properties fo:language="es" fo:country="ES"/>
    </style:style>
    <style:style style:name="P19" style:family="paragraph" style:parent-style-name="Text_20_body" style:list-style-name="L3">
      <style:text-properties fo:language="es" fo:country="ES"/>
    </style:style>
    <style:style style:name="P20" style:family="paragraph" style:parent-style-name="Text_20_body" style:list-style-name="L4">
      <style:text-properties fo:language="es" fo:country="ES"/>
    </style:style>
    <style:style style:name="P21" style:family="paragraph" style:parent-style-name="Text_20_body" style:list-style-name="L5">
      <style:text-properties fo:language="es" fo:country="ES"/>
    </style:style>
    <style:style style:name="T1" style:family="text">
      <style:text-properties fo:language="es" fo:country="E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🌐 CURSO DE REDES — NIVEL 2</text:h>
      <text:h text:style-name="P4" text:outline-level="2">“Conectando redes y entendiendo el tráfico real”</text:h>
      <text:p text:style-name="P7"/>
      <text:p text:style-name="P1"><text:span text:style-name="T1">Aquí vas a dar el salto de entender </text:span><text:span text:style-name="Emphasis"><text:span text:style-name="T1">qué es una red</text:span></text:span><text:span text:style-name="T1"> a entender </text:span><text:span text:style-name="Emphasis"><text:span text:style-name="T1">cómo se conectan entre sí las redes, cómo se enruta la información, cómo se crean VLANs y cómo se diagnostican problemas reales.</text:span></text:span></text:p>
      <text:p text:style-name="P8"/>
      <text:h text:style-name="P5" text:outline-level="2">🧠 Módulo 1: Enrutamiento (Routing)</text:h>
      <text:h text:style-name="P6" text:outline-level="3">🔹 ¿Qué es?</text:h>
      <text:p text:style-name="Text_20_body"><text:span text:style-name="T1">El </text:span><text:span text:style-name="Strong_20_Emphasis"><text:span text:style-name="T1">enrutamiento</text:span></text:span><text:span text:style-name="T1"> (routing) es el proceso de </text:span><text:span text:style-name="Strong_20_Emphasis"><text:span text:style-name="T1">decidir por dónde debe ir un paquete</text:span></text:span><text:span text:style-name="T1"> para llegar a su destino.</text:span></text:p>
      <text:p text:style-name="Text_20_body"><text:span text:style-name="T1">Cada dispositivo (host o router) tiene una </text:span><text:span text:style-name="Strong_20_Emphasis"><text:span text:style-name="T1">tabla de rutas</text:span></text:span><text:span text:style-name="T1">, que le dice:</text:span></text:p>
      <text:p text:style-name="P9">“Si quiero llegar a esta red, envío por esta interfaz o a este gateway”.</text:p>
      <text:p text:style-name="P7"/>
      <text:h text:style-name="P6" text:outline-level="3">🔹 Ejemplo</text:h>
      <text:p text:style-name="P16">Supón este esquema:</text:p>
      <text:p text:style-name="Preformatted_20_Text"><text:span text:style-name="Source_20_Text"><text:span text:style-name="T1">[ PC1 ] 192.168.1.10/24</text:span></text:span></text:p>
      <text:p text:style-name="Preformatted_20_Text"><text:span text:style-name="Source_20_Text"><text:span text:style-name="T1"><text:s text:c="3"/>|</text:span></text:span></text:p>
      <text:p text:style-name="Preformatted_20_Text"><text:span text:style-name="Source_20_Text"><text:span text:style-name="T1"><text:s/>[ Router ] </text:span></text:span></text:p>
      <text:p text:style-name="Preformatted_20_Text"><text:span text:style-name="Source_20_Text"><text:span text:style-name="T1"><text:s text:c="3"/>|</text:span></text:span></text:p>
      <text:p text:style-name="P2"><text:span text:style-name="Source_20_Text"><text:span text:style-name="T1">[ PC2 ] 192.168.2.10/24</text:span></text:span></text:p>
      <text:list text:style-name="L1">
        <text:list-item>
          <text:p text:style-name="P12"><text:span text:style-name="T1">PC1 está en la red </text:span><text:span text:style-name="Source_20_Text"><text:span text:style-name="T1">192.168.1.0/24</text:span></text:span></text:p>
        </text:list-item>
        <text:list-item>
          <text:p text:style-name="P12"><text:span text:style-name="T1">PC2 está en la red </text:span><text:span text:style-name="Source_20_Text"><text:span text:style-name="T1">192.168.2.0/24</text:span></text:span></text:p>
        </text:list-item>
        <text:list-item>
          <text:p text:style-name="P17">El router tiene dos interfaces:</text:p>
          <text:list>
            <text:list-item>
              <text:p text:style-name="P12"><text:span text:style-name="Source_20_Text"><text:span text:style-name="T1">192.168.1.1/24</text:span></text:span></text:p>
            </text:list-item>
            <text:list-item>
              <text:p text:style-name="P12"><text:span text:style-name="Source_20_Text"><text:span text:style-name="T1">192.168.2.1/24</text:span></text:span></text:p>
            </text:list-item>
          </text:list>
        </text:list-item>
      </text:list>
      <text:p text:style-name="P16">Para que PC1 hable con PC2:</text:p>
      <text:list text:style-name="L2">
        <text:list-item>
          <text:p text:style-name="P13"><text:span text:style-name="T1">PC1 detecta que </text:span><text:span text:style-name="Source_20_Text"><text:span text:style-name="T1">192.168.2.10</text:span></text:span><text:span text:style-name="T1"> </text:span><text:span text:style-name="Strong_20_Emphasis"><text:span text:style-name="T1">no está en su red local</text:span></text:span></text:p>
        </text:list-item>
        <text:list-item>
          <text:p text:style-name="P13"><text:span text:style-name="T1">Envía el paquete a su </text:span><text:span text:style-name="Strong_20_Emphasis"><text:span text:style-name="T1">gateway por defecto</text:span></text:span><text:span text:style-name="T1"> (</text:span><text:span text:style-name="Source_20_Text"><text:span text:style-name="T1">192.168.1.1</text:span></text:span><text:span text:style-name="T1">)</text:span></text:p>
        </text:list-item>
        <text:list-item>
          <text:p text:style-name="P13"><text:span text:style-name="T1">El router reenvía el paquete a su otra interfaz (</text:span><text:span text:style-name="Source_20_Text"><text:span text:style-name="T1">192.168.2.1</text:span></text:span><text:span text:style-name="T1">)</text:span></text:p>
        </text:list-item>
        <text:list-item>
          <text:p text:style-name="P18">PC2 lo recibe</text:p>
        </text:list-item>
      </text:list>
      <text:p text:style-name="Text_20_body"><text:span text:style-name="T1">🧭 La clave: </text:span><text:span text:style-name="Strong_20_Emphasis"><text:span text:style-name="T1">el router sabe cómo llegar a ambas redes</text:span></text:span><text:span text:style-name="T1">.</text:span></text:p>
      <text:p text:style-name="P7"/>
      <text:h text:style-name="P6" text:outline-level="3"><text:soft-page-break/>🔹 Ver las rutas en Linux</text:h>
      <text:p text:style-name="P2"><text:span text:style-name="Source_20_Text"><text:span text:style-name="T1">ip route show</text:span></text:span></text:p>
      <text:p text:style-name="P16">Ejemplo de salida:</text:p>
      <text:p text:style-name="Preformatted_20_Text"><text:span text:style-name="Source_20_Text"><text:span text:style-name="T1">default via 192.168.1.1 dev eth0</text:span></text:span></text:p>
      <text:p text:style-name="P2"><text:span text:style-name="Source_20_Text"><text:span text:style-name="T1">192.168.1.0/24 dev eth0 proto kernel scope link src 192.168.1.10</text:span></text:span></text:p>
      <text:p text:style-name="P16">Significa:</text:p>
      <text:list text:style-name="L3">
        <text:list-item>
          <text:p text:style-name="P14"><text:span text:style-name="T1">Todo lo que no sea local → mándalo al gateway </text:span><text:span text:style-name="Source_20_Text"><text:span text:style-name="T1">192.168.1.1</text:span></text:span></text:p>
        </text:list-item>
        <text:list-item>
          <text:p text:style-name="P19">Red local → envíalo directamente</text:p>
        </text:list-item>
      </text:list>
      <text:p text:style-name="P7"/>
      <text:h text:style-name="P4" text:outline-level="2">🧱 Módulo 2: VLANs (Redes virtuales)</text:h>
      <text:h text:style-name="P6" text:outline-level="3">🔹 Qué son</text:h>
      <text:p text:style-name="Text_20_body"><text:span text:style-name="T1">Una </text:span><text:span text:style-name="Strong_20_Emphasis"><text:span text:style-name="T1">VLAN (Virtual LAN)</text:span></text:span><text:span text:style-name="T1"> divide un switch físico en </text:span><text:span text:style-name="Strong_20_Emphasis"><text:span text:style-name="T1">varias redes lógicas</text:span></text:span><text:span text:style-name="T1">.<text:line-break/>Cada VLAN es </text:span><text:span text:style-name="Strong_20_Emphasis"><text:span text:style-name="T1">un dominio de broadcast</text:span></text:span><text:span text:style-name="T1"> independiente.</text:span></text:p>
      <text:p text:style-name="P16">Ejemplo:</text:p>
      <text:p text:style-name="Preformatted_20_Text"><text:span text:style-name="Source_20_Text"><text:span text:style-name="T1">[Switch]</text:span></text:span></text:p>
      <text:p text:style-name="Preformatted_20_Text"><text:span text:style-name="Source_20_Text"><text:span text:style-name="T1"><text:s/>├── VLAN 10: PCs Administración</text:span></text:span></text:p>
      <text:p text:style-name="Preformatted_20_Text"><text:span text:style-name="Source_20_Text"><text:span text:style-name="T1"><text:s/>├── VLAN 20: PCs Ventas</text:span></text:span></text:p>
      <text:p text:style-name="P2"><text:span text:style-name="Source_20_Text"><text:span text:style-name="T1"><text:s/>└── VLAN 30: Servidores</text:span></text:span></text:p>
      <text:p text:style-name="Text_20_body"><text:span text:style-name="T1">Cada grupo </text:span><text:span text:style-name="Strong_20_Emphasis"><text:span text:style-name="T1">no se ve</text:span></text:span><text:span text:style-name="T1"> entre sí, aunque estén en el mismo switch.</text:span></text:p>
      <text:p text:style-name="P7"/>
      <text:h text:style-name="P6" text:outline-level="3">🔹 Ventajas</text:h>
      <text:p text:style-name="P16">✅ Seguridad: Aísla tráfico sensible<text:line-break/>✅ Organización: Cada departamento o función en su VLAN<text:line-break/>✅ Eficiencia: Menos broadcast innecesario<text:line-break/>✅ Flexibilidad: Se puede configurar por puerto o por etiqueta (802.1Q)</text:p>
      <text:p text:style-name="P7"/>
      <text:h text:style-name="P6" text:outline-level="3">🔹 Inter-VLAN Routing</text:h>
      <text:p text:style-name="Text_20_body"><text:span text:style-name="T1">Si los equipos de distintas VLAN deben comunicarse, necesitas un </text:span><text:span text:style-name="Strong_20_Emphasis"><text:span text:style-name="T1">router</text:span></text:span><text:span text:style-name="T1"> o un </text:span><text:span text:style-name="Strong_20_Emphasis"><text:span text:style-name="T1">switch de capa 3</text:span></text:span><text:span text:style-name="T1">:</text:span></text:p>
      <text:p text:style-name="Preformatted_20_Text"><text:span text:style-name="Source_20_Text"><text:span text:style-name="T1">[PC A VLAN 10]──┐</text:span></text:span></text:p>
      <text:p text:style-name="P2"><text:span text:style-name="Source_20_Text"><text:span text:style-name="T1"><text:s text:c="16"/>├──[Router]──[PC B VLAN 20]</text:span></text:span></text:p>
      <text:p text:style-name="P16">O en un switch L3:</text:p>
      <text:p text:style-name="Preformatted_20_Text"><text:span text:style-name="Source_20_Text"><text:span text:style-name="T1">interface vlan 10</text:span></text:span></text:p>
      <text:p text:style-name="Preformatted_20_Text"><text:span text:style-name="Source_20_Text"><text:span text:style-name="T1"><text:s/>ip address 192.168.10.1/24</text:span></text:span></text:p>
      <text:p text:style-name="Preformatted_20_Text"><text:span text:style-name="Source_20_Text"><text:span text:style-name="T1">interface vlan 20</text:span></text:span></text:p>
      <text:p text:style-name="Preformatted_20_Text"><text:span text:style-name="Source_20_Text"><text:span text:style-name="T1"><text:s/>ip address 192.168.20.1/24</text:span></text:span></text:p>
      <text:p text:style-name="P2"><text:span text:style-name="Source_20_Text"><text:span text:style-name="T1">ip routing</text:span></text:span></text:p>
      <text:p text:style-name="P16"><text:soft-page-break/>Cada VLAN tiene su puerta de enlace propia.<text:line-break/>El tráfico entre VLANs se reenvía a nivel 3.</text:p>
      <text:p text:style-name="P7"/>
      <text:h text:style-name="P4" text:outline-level="2">🌍 Módulo 3: NAT (Network Address Translation)</text:h>
      <text:h text:style-name="P6" text:outline-level="3">🔹 Qué es</text:h>
      <text:p text:style-name="Text_20_body"><text:span text:style-name="Strong_20_Emphasis"><text:span text:style-name="T1">NAT</text:span></text:span><text:span text:style-name="T1"> traduce direcciones IP privadas a una pública (y viceversa).<text:line-break/>Es lo que hace tu router doméstico.</text:span></text:p>
      <text:p text:style-name="P16">Ejemplo:</text:p>
      <text:p text:style-name="Preformatted_20_Text"><text:span text:style-name="Source_20_Text"><text:span text:style-name="T1">PC1: 192.168.1.10</text:span></text:span></text:p>
      <text:p text:style-name="Preformatted_20_Text"><text:span text:style-name="Source_20_Text"><text:span text:style-name="T1">PC2: 192.168.1.11</text:span></text:span></text:p>
      <text:p text:style-name="P2"><text:span text:style-name="Source_20_Text"><text:span text:style-name="T1">Router: IP pública 104.110.113.2</text:span></text:span></text:p>
      <text:p text:style-name="Text_20_body"><text:span text:style-name="T1">Ambos PCs navegan por Internet usando </text:span><text:span text:style-name="Strong_20_Emphasis"><text:span text:style-name="T1">la misma IP pública</text:span></text:span><text:span text:style-name="T1">, gracias al NAT.</text:span></text:p>
      <text:p text:style-name="P7"/>
      <text:h text:style-name="P6" text:outline-level="3">🔹 Tipos de NA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Tipo</text:p>
            </table:table-cell>
            <table:table-cell table:style-name="Table1.A1" office:value-type="string">
              <text:p text:style-name="P11">Descripción</text:p>
            </table:table-cell>
            <table:table-cell table:style-name="Table1.A1" office:value-type="string">
              <text:p text:style-name="P11">Ejempl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SNAT (Source NAT)</text:span></text:span></text:p>
          </table:table-cell>
          <table:table-cell table:style-name="Table1.A1" office:value-type="string">
            <text:p text:style-name="P10">Traduce la IP de origen</text:p>
          </table:table-cell>
          <table:table-cell table:style-name="Table1.A1" office:value-type="string">
            <text:p text:style-name="P10">Para salir a Intern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DNAT (Destination NAT)</text:span></text:span></text:p>
          </table:table-cell>
          <table:table-cell table:style-name="Table1.A1" office:value-type="string">
            <text:p text:style-name="P10">Traduce la IP destino</text:p>
          </table:table-cell>
          <table:table-cell table:style-name="Table1.A1" office:value-type="string">
            <text:p text:style-name="P10">Para redirigir tráfico a un servidor inter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AT (Port Address Translation)</text:span></text:span></text:p>
          </table:table-cell>
          <table:table-cell table:style-name="Table1.A1" office:value-type="string">
            <text:p text:style-name="P10">Traduce IP + puerto</text:p>
          </table:table-cell>
          <table:table-cell table:style-name="Table1.A1" office:value-type="string">
            <text:p text:style-name="P10">Permite muchos clientes detrás de una sola IP</text:p>
          </table:table-cell>
        </table:table-row>
      </table:table>
      <text:p text:style-name="P7"/>
      <text:h text:style-name="P6" text:outline-level="3">🔹 Ejemplo práctico (Linux)</text:h>
      <text:p text:style-name="P16">Para hacer NAT con iptables:</text:p>
      <text:p text:style-name="P2"><text:span text:style-name="Source_20_Text"><text:span text:style-name="T1">sudo iptables -t nat -A POSTROUTING -o eth1 -j MASQUERADE</text:span></text:span></text:p>
      <text:p text:style-name="Text_20_body"><text:span text:style-name="T1">Esto hace que todo lo que salga por </text:span><text:span text:style-name="Source_20_Text"><text:span text:style-name="T1">eth1</text:span></text:span><text:span text:style-name="T1"> use la IP pública del router.</text:span></text:p>
      <text:p text:style-name="P7"/>
      <text:h text:style-name="P4" text:outline-level="2">⚙️ Módulo 4: DHCP y DNS</text:h>
      <text:h text:style-name="P6" text:outline-level="3">🔹 DHCP (Dynamic Host Configuration Protocol)</text:h>
      <text:p text:style-name="P16">Asigna IPs automáticamente a los hosts.</text:p>
      <text:p text:style-name="P16">Flujo:</text:p>
      <text:list text:style-name="L4">
        <text:list-item>
          <text:p text:style-name="P20">Cliente → “¿Hay algún servidor DHCP?”</text:p>
        </text:list-item>
        <text:list-item>
          <text:p text:style-name="P20">Servidor → “Aquí tienes una IP, máscara, gateway, DNS…”</text:p>
        </text:list-item>
        <text:list-item>
          <text:p text:style-name="P20">Cliente la configura</text:p>
        </text:list-item>
      </text:list>
      <text:p text:style-name="P16"><text:soft-page-break/>Comando útil:</text:p>
      <text:p text:style-name="Preformatted_20_Text"><text:span text:style-name="Source_20_Text"><text:span text:style-name="T1">ip addr show</text:span></text:span></text:p>
      <text:p text:style-name="P2"><text:span text:style-name="Source_20_Text"><text:span text:style-name="T1">sudo dhclient -v eth0</text:span></text:span></text:p>
      <text:p text:style-name="P7"/>
      <text:h text:style-name="P6" text:outline-level="3">🔹 DNS (Domain Name System)</text:h>
      <text:p text:style-name="Text_20_body"><text:span text:style-name="T1">Traduce </text:span><text:span text:style-name="Strong_20_Emphasis"><text:span text:style-name="T1">nombres</text:span></text:span><text:span text:style-name="T1"> a </text:span><text:span text:style-name="Strong_20_Emphasis"><text:span text:style-name="T1">direcciones IP</text:span></text:span><text:span text:style-name="T1">.</text:span></text:p>
      <text:p text:style-name="P16">Ejemplo:</text:p>
      <text:p text:style-name="P2"><text:span text:style-name="Source_20_Text"><text:span text:style-name="T1">ping google.com <text:s/>→ <text:s/>ping 142.250.184.14</text:span></text:span></text:p>
      <text:p text:style-name="P16">Comandos:</text:p>
      <text:p text:style-name="Preformatted_20_Text"><text:span text:style-name="Source_20_Text"><text:span text:style-name="T1">dig google.com</text:span></text:span></text:p>
      <text:p text:style-name="P2"><text:span text:style-name="Source_20_Text"><text:span text:style-name="T1">nslookup openai.com</text:span></text:span></text:p>
      <text:p text:style-name="P7"/>
      <text:h text:style-name="P4" text:outline-level="2">🧩 Módulo 5: Diagnóstico profesional</text:h>
      <text:h text:style-name="P6" text:outline-level="3">🔹 Ping (ICMP)</text:h>
      <text:p text:style-name="P16">Prueba conectividad:</text:p>
      <text:p text:style-name="P2"><text:span text:style-name="Source_20_Text"><text:span text:style-name="T1">ping 8.8.8.8</text:span></text:span></text:p>
      <text:h text:style-name="P6" text:outline-level="3">🔹 Traceroute</text:h>
      <text:p text:style-name="P16">Muestra por qué routers pasa un paquete:</text:p>
      <text:p text:style-name="P2"><text:span text:style-name="Source_20_Text"><text:span text:style-name="T1">traceroute google.com</text:span></text:span></text:p>
      <text:h text:style-name="P6" text:outline-level="3">🔹 Tcpdump</text:h>
      <text:p text:style-name="P16">Captura tráfico:</text:p>
      <text:p text:style-name="P2"><text:span text:style-name="Source_20_Text"><text:span text:style-name="T1">sudo tcpdump -n -i eth0</text:span></text:span></text:p>
      <text:h text:style-name="P6" text:outline-level="3">🔹 Arping</text:h>
      <text:p text:style-name="P16">Comprueba conexión L2:</text:p>
      <text:p text:style-name="P2"><text:span text:style-name="Source_20_Text"><text:span text:style-name="T1">arping -I eth0 192.168.1.1</text:span></text:span></text:p>
      <text:p text:style-name="P7"/>
      <text:h text:style-name="P4" text:outline-level="2">🛰️ Módulo 6: Conceptos avanzados básico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1">Concepto</text:p>
            </table:table-cell>
            <table:table-cell table:style-name="Table2.A1" office:value-type="string">
              <text:p text:style-name="P11">Descripción brev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Gateway por defecto</text:span></text:span></text:p>
          </table:table-cell>
          <table:table-cell table:style-name="Table2.A1" office:value-type="string">
            <text:p text:style-name="P10">Donde se envía todo lo que no es red loca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Rutas estáticas</text:span></text:span></text:p>
          </table:table-cell>
          <table:table-cell table:style-name="Table2.A1" office:value-type="string">
            <text:p text:style-name="P10">Añadidas manualmente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<text:span text:style-name="T1">Rutas dinámicas</text:span></text:span></text:p>
          </table:table-cell>
          <table:table-cell table:style-name="Table2.A1" office:value-type="string">
            <text:p text:style-name="P10">Aprendidas con protocolos (RIP, OSPF, BGP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MTU</text:span></text:span></text:p>
          </table:table-cell>
          <table:table-cell table:style-name="Table2.A1" office:value-type="string">
            <text:p text:style-name="P10">Tamaño máximo de paquet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TTL</text:span></text:span></text:p>
          </table:table-cell>
          <table:table-cell table:style-name="Table2.A1" office:value-type="string">
            <text:p text:style-name="P10">Tiempo de vida del paquete (cuántos saltos aguanta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BGP</text:span></text:span></text:p>
          </table:table-cell>
          <table:table-cell table:style-name="Table2.A1" office:value-type="string">
            <text:p text:style-name="P10">Lo que usa Internet para decidir rutas globales</text:p>
          </table:table-cell>
        </table:table-row>
      </table:table>
      <text:p text:style-name="P7"/>
      <text:h text:style-name="P4" text:outline-level="2">📘 Módulo 7: Ejemplo práctico completo</text:h>
      <text:p text:style-name="P16">Imagina esta red:</text:p>
      <text:p text:style-name="Preformatted_20_Text"><text:span text:style-name="Source_20_Text"><text:span text:style-name="T1"><text:s text:c="8"/>INTERNET</text:span></text:span></text:p>
      <text:p text:style-name="Preformatted_20_Text"><text:span text:style-name="Source_20_Text"><text:span text:style-name="T1"><text:s text:c="12"/>|</text:span></text:span></text:p>
      <text:p text:style-name="Preformatted_20_Text"><text:span text:style-name="Source_20_Text"><text:span text:style-name="T1"><text:s text:c="6"/>[Router NAT]</text:span></text:span></text:p>
      <text:p text:style-name="Preformatted_20_Text"><text:span text:style-name="Source_20_Text"><text:span text:style-name="T1"><text:s text:c="12"/>|</text:span></text:span></text:p>
      <text:p text:style-name="Preformatted_20_Text"><text:span text:style-name="Source_20_Text"><text:span text:style-name="T1"><text:s text:c="5"/>+------+------+</text:span></text:span></text:p>
      <text:p text:style-name="Preformatted_20_Text"><text:span text:style-name="Source_20_Text"><text:span text:style-name="T1"><text:s text:c="5"/>| <text:s text:c="12"/>|</text:span></text:span></text:p>
      <text:p text:style-name="Preformatted_20_Text"><text:span text:style-name="Source_20_Text"><text:span text:style-name="T1"><text:s/>[VLAN10] <text:s text:c="6"/>[VLAN20]</text:span></text:span></text:p>
      <text:p text:style-name="P2"><text:span text:style-name="Source_20_Text"><text:span text:style-name="T1"><text:s/>192.168.10.0 <text:s text:c="2"/>192.168.20.0</text:span></text:span></text:p>
      <text:list text:style-name="L5">
        <text:list-item>
          <text:p text:style-name="P15"><text:span text:style-name="T1">PCs de VLAN10: usan </text:span><text:span text:style-name="Source_20_Text"><text:span text:style-name="T1">192.168.10.1</text:span></text:span><text:span text:style-name="T1"> como gateway</text:span></text:p>
        </text:list-item>
        <text:list-item>
          <text:p text:style-name="P15"><text:span text:style-name="T1">PCs de VLAN20: usan </text:span><text:span text:style-name="Source_20_Text"><text:span text:style-name="T1">192.168.20.1</text:span></text:span></text:p>
        </text:list-item>
        <text:list-item>
          <text:p text:style-name="P21">Router NAT traduce ambas redes hacia Internet.</text:p>
        </text:list-item>
      </text:list>
      <text:p text:style-name="P16">Así logras:<text:line-break/>✅ Separación interna<text:line-break/>✅ Comunicación controlada<text:line-break/>✅ Salida común a Internet</text:p>
      <text:p text:style-name="P7"/>
      <text:h text:style-name="P4" text:outline-level="2">🧾 Resumen final del Nivel 2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1">Concepto</text:p>
            </table:table-cell>
            <table:table-cell table:style-name="Table3.A1" office:value-type="string">
              <text:p text:style-name="P11">Qué aprendist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1">Routing</text:span></text:span></text:p>
          </table:table-cell>
          <table:table-cell table:style-name="Table3.A1" office:value-type="string">
            <text:p text:style-name="P10">Cómo se mueven los paquetes entre red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VLANs</text:span></text:span></text:p>
          </table:table-cell>
          <table:table-cell table:style-name="Table3.A1" office:value-type="string">
            <text:p text:style-name="P10">Cómo separar y conectar segmento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NAT</text:span></text:span></text:p>
          </table:table-cell>
          <table:table-cell table:style-name="Table3.A1" office:value-type="string">
            <text:p text:style-name="P10">Cómo salir a Internet con IP privada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DHCP/DNS</text:span></text:span></text:p>
          </table:table-cell>
          <table:table-cell table:style-name="Table3.A1" office:value-type="string">
            <text:p text:style-name="P10">Cómo los equipos obtienen IPs y resuelven nombr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Diagnóstico</text:span></text:span></text:p>
          </table:table-cell>
          <table:table-cell table:style-name="Table3.A1" office:value-type="string">
            <text:p text:style-name="P10">Herramientas para descubrir fallo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Casos reales</text:span></text:span></text:p>
          </table:table-cell>
          <table:table-cell table:style-name="Table3.A1" office:value-type="string">
            <text:p text:style-name="P10">Cómo aplicar todo junto</text:p>
          </table:table-cell>
        </table:table-row>
      </table:table>
      <text:p text:style-name="P7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36:23.064595237</meta:creation-date>
    <dc:date>2025-11-18T06:51:01.750960542</dc:date>
    <meta:editing-duration>PT7H50M36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5" meta:paragraph-count="155" meta:word-count="806" meta:character-count="4730" meta:non-whitespace-character-count="3996"/>
  </office:meta>
</office:document-meta>
</file>